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4.23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elog__dayFactors.f05" table:style-name="ta1">
        <table:shapes>
          <draw:frame draw:z-index="0" draw:style-name="gr1" draw:text-style-name="P1" svg:width="159.99mm" svg:height="89.99mm" svg:x="162.45mm" svg:y="4.53mm">
            <loext:p draw:notify-on-update-of-ranges="'delog__dayFactors.f05'.A2:'delog__dayFactors.f05'.A4 'delog__dayFactors.f05'.B1:'delog__dayFactors.f05'.B1 'delog__dayFactors.f05'.B2:'delog__dayFactors.f05'.B4 'delog__dayFactors.f05'.C1:'delog__dayFactors.f05'.C1 'delog__dayFactors.f05'.C2:'delog__dayFactors.f05'.C4 'delog__dayFactors.f05'.D1:'delog__dayFactors.f05'.D1 'delog__dayFactors.f05'.D2:'delog__dayFactors.f05'.D4 'delog__dayFactors.f05'.E1:'delog__dayFactors.f05'.E1 'delog__dayFactors.f05'.E2:'delog__dayFactors.f05'.E4 'delog__dayFactors.f05'.F1:'delog__dayFactors.f05'.F1 'delog__dayFactors.f05'.F2:'delog__dayFactors.f05'.F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62.45mm" svg:y="108.38mm">
            <loext:p draw:notify-on-update-of-ranges="'delog__dayFactors.f05'.B1:'delog__dayFactors.f05'.F1 'delog__dayFactors.f05'.A2:'delog__dayFactors.f05'.A2 'delog__dayFactors.f05'.B2:'delog__dayFactors.f05'.F2 'delog__dayFactors.f05'.A3:'delog__dayFactors.f05'.A3 'delog__dayFactors.f05'.B3:'delog__dayFactors.f05'.F3 'delog__dayFactors.f05'.A4:'delog__dayFactors.f05'.A4 'delog__dayFactors.f05'.B4:'delog__dayFactors.f05'.F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column table:style-name="co3" table:number-columns-repeated="1018" table:default-cell-style-name="Default"/>
        <table:table-row table:style-name="ro1">
          <table:table-cell table:style-name="ce1"/>
          <table:table-cell table:style-name="ce1" office:value-type="string" calcext:value-type="string">
            <text:p>factor_0</text:p>
          </table:table-cell>
          <table:table-cell table:style-name="ce1" office:value-type="string" calcext:value-type="string">
            <text:p>factor_1</text:p>
          </table:table-cell>
          <table:table-cell table:style-name="ce1" office:value-type="string" calcext:value-type="string">
            <text:p>factor_2</text:p>
          </table:table-cell>
          <table:table-cell table:style-name="ce1" office:value-type="string" calcext:value-type="string">
            <text:p>factor_3</text:p>
          </table:table-cell>
          <table:table-cell table:style-name="ce1" office:value-type="string" calcext:value-type="string">
            <text:p>factor_4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whole</text:p>
          </table:table-cell>
          <table:table-cell office:value-type="float" office:value="0.205918037573368" calcext:value-type="float">
            <text:p>0.2059180376</text:p>
          </table:table-cell>
          <table:table-cell office:value-type="float" office:value="0.196197563268222" calcext:value-type="float">
            <text:p>0.1961975633</text:p>
          </table:table-cell>
          <table:table-cell office:value-type="float" office:value="0.127839620400891" calcext:value-type="float">
            <text:p>0.1278396204</text:p>
          </table:table-cell>
          <table:table-cell office:value-type="float" office:value="0.242554934021283" calcext:value-type="float">
            <text:p>0.242554934</text:p>
          </table:table-cell>
          <table:table-cell office:value-type="float" office:value="0.227489844736237" calcext:value-type="float">
            <text:p>0.22748984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liday</text:p>
          </table:table-cell>
          <table:table-cell office:value-type="float" office:value="0.229931265518848" calcext:value-type="float">
            <text:p>0.2299312655</text:p>
          </table:table-cell>
          <table:table-cell office:value-type="float" office:value="0.14619688563512" calcext:value-type="float">
            <text:p>0.1461968856</text:p>
          </table:table-cell>
          <table:table-cell office:value-type="float" office:value="0.131433472787425" calcext:value-type="float">
            <text:p>0.1314334728</text:p>
          </table:table-cell>
          <table:table-cell office:value-type="float" office:value="0.250451436537359" calcext:value-type="float">
            <text:p>0.2504514365</text:p>
          </table:table-cell>
          <table:table-cell office:value-type="float" office:value="0.241986939521247" calcext:value-type="float">
            <text:p>0.24198693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ekday</text:p>
          </table:table-cell>
          <table:table-cell office:value-type="float" office:value="0.191178685832898" calcext:value-type="float">
            <text:p>0.1911786858</text:p>
          </table:table-cell>
          <table:table-cell office:value-type="float" office:value="0.224968203737245" calcext:value-type="float">
            <text:p>0.2249682037</text:p>
          </table:table-cell>
          <table:table-cell office:value-type="float" office:value="0.126103372829476" calcext:value-type="float">
            <text:p>0.1261033728</text:p>
          </table:table-cell>
          <table:table-cell office:value-type="float" office:value="0.237130795885166" calcext:value-type="float">
            <text:p>0.2371307959</text:p>
          </table:table-cell>
          <table:table-cell office:value-type="float" office:value="0.220618941715215" calcext:value-type="float">
            <text:p>0.2206189417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UmePlus P Gothic'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4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4T21:55:07.371003680</dc:date>
    <dc:creator>Noda Itsuki</dc:creator>
    <meta:editing-duration>PT11S</meta:editing-duration>
    <meta:editing-cycles>1</meta:editing-cycles>
    <meta:document-statistic meta:table-count="1" meta:cell-count="23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37cm" svg:y="0.315cm" chart:style-name="ch2">
          <text:p>日のタイプ毎の要素の割合</text:p>
        </chart:title>
        <chart:legend chart:legend-position="end" svg:x="14.001cm" svg:y="3.205cm" style:legend-expansion="high" chart:style-name="ch3"/>
        <chart:plot-area chart:style-name="ch4" table:cell-range-address="'delog__dayFactors.f05'.A1:'delog__dayFactors.f05'.F4" chart:data-source-has-labels="both" svg:x="1.331cm" svg:y="1.222cm" svg:width="12.35cm" svg:height="6.669cm">
          <chartooo:coordinate-region svg:x="2.058cm" svg:y="1.422cm" svg:width="11.623cm" svg:height="5.822cm"/>
          <chart:axis chart:dimension="x" chart:name="primary-x" chart:style-name="ch5" chartooo:axis-type="auto">
            <chartooo:date-scale/>
            <chart:title svg:x="6.734cm" svg:y="8.071cm" chart:style-name="ch6">
              <text:p>日のタイプ</text:p>
            </chart:title>
            <chart:categories table:cell-range-address="'delog__dayFactors.f05'.A2:'delog__dayFactors.f05'.A4"/>
          </chart:axis>
          <chart:axis chart:dimension="y" chart:name="primary-y" chart:style-name="ch7">
            <chart:title svg:x="0.451cm" svg:y="5.865cm" chart:style-name="ch8">
              <text:p>r値(重み)(累積)</text:p>
            </chart:title>
            <chart:grid chart:style-name="ch9" chart:class="major"/>
          </chart:axis>
          <chart:series chart:style-name="ch10" chart:values-cell-range-address="'delog__dayFactors.f05'.B2:'delog__dayFactors.f05'.B4" chart:label-cell-address="'delog__dayFactors.f05'.B1:'delog__dayFactors.f05'.B1" chart:class="chart:bar">
            <chart:data-point chart:repeated="3"/>
          </chart:series>
          <chart:series chart:style-name="ch11" chart:values-cell-range-address="'delog__dayFactors.f05'.C2:'delog__dayFactors.f05'.C4" chart:label-cell-address="'delog__dayFactors.f05'.C1:'delog__dayFactors.f05'.C1" chart:class="chart:bar">
            <chart:data-point chart:repeated="3"/>
          </chart:series>
          <chart:series chart:style-name="ch12" chart:values-cell-range-address="'delog__dayFactors.f05'.D2:'delog__dayFactors.f05'.D4" chart:label-cell-address="'delog__dayFactors.f05'.D1:'delog__dayFactors.f05'.D1" chart:class="chart:bar">
            <chart:data-point chart:repeated="3"/>
          </chart:series>
          <chart:series chart:style-name="ch13" chart:values-cell-range-address="'delog__dayFactors.f05'.E2:'delog__dayFactors.f05'.E4" chart:label-cell-address="'delog__dayFactors.f05'.E1:'delog__dayFactors.f05'.E1" chart:class="chart:bar">
            <chart:data-point chart:repeated="3"/>
          </chart:series>
          <chart:series chart:style-name="ch14" chart:values-cell-range-address="'delog__dayFactors.f05'.F2:'delog__dayFactors.f05'.F4" chart:label-cell-address="'delog__dayFactors.f05'.F1:'delog__dayFactors.f05'.F1" chart:class="chart:bar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ctor_0</text:p>
                <draw:g>
                  <svg:desc>'delog__dayFactors.f05'.B1:'delog__dayFactors.f05'.B1</svg:desc>
                </draw:g>
              </table:table-cell>
              <table:table-cell office:value-type="string">
                <text:p>factor_1</text:p>
                <draw:g>
                  <svg:desc>'delog__dayFactors.f05'.C1:'delog__dayFactors.f05'.C1</svg:desc>
                </draw:g>
              </table:table-cell>
              <table:table-cell office:value-type="string">
                <text:p>factor_2</text:p>
                <draw:g>
                  <svg:desc>'delog__dayFactors.f05'.D1:'delog__dayFactors.f05'.D1</svg:desc>
                </draw:g>
              </table:table-cell>
              <table:table-cell office:value-type="string">
                <text:p>factor_3</text:p>
                <draw:g>
                  <svg:desc>'delog__dayFactors.f05'.E1:'delog__dayFactors.f05'.E1</svg:desc>
                </draw:g>
              </table:table-cell>
              <table:table-cell office:value-type="string">
                <text:p>factor_4</text:p>
                <draw:g>
                  <svg:desc>'delog__dayFactors.f05'.F1:'delog__dayFactors.f05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hole</text:p>
                <draw:g>
                  <svg:desc>'delog__dayFactors.f05'.A2:'delog__dayFactors.f05'.A4</svg:desc>
                </draw:g>
              </table:table-cell>
              <table:table-cell office:value-type="float" office:value="0.205918037573368">
                <text:p>0.205918037573368</text:p>
                <draw:g>
                  <svg:desc>'delog__dayFactors.f05'.B2:'delog__dayFactors.f05'.B4</svg:desc>
                </draw:g>
              </table:table-cell>
              <table:table-cell office:value-type="float" office:value="0.196197563268222">
                <text:p>0.196197563268222</text:p>
                <draw:g>
                  <svg:desc>'delog__dayFactors.f05'.C2:'delog__dayFactors.f05'.C4</svg:desc>
                </draw:g>
              </table:table-cell>
              <table:table-cell office:value-type="float" office:value="0.127839620400891">
                <text:p>0.127839620400891</text:p>
                <draw:g>
                  <svg:desc>'delog__dayFactors.f05'.D2:'delog__dayFactors.f05'.D4</svg:desc>
                </draw:g>
              </table:table-cell>
              <table:table-cell office:value-type="float" office:value="0.242554934021283">
                <text:p>0.242554934021283</text:p>
                <draw:g>
                  <svg:desc>'delog__dayFactors.f05'.E2:'delog__dayFactors.f05'.E4</svg:desc>
                </draw:g>
              </table:table-cell>
              <table:table-cell office:value-type="float" office:value="0.227489844736237">
                <text:p>0.227489844736237</text:p>
                <draw:g>
                  <svg:desc>'delog__dayFactors.f05'.F2:'delog__dayFactors.f05'.F4</svg:desc>
                </draw:g>
              </table:table-cell>
            </table:table-row>
            <table:table-row>
              <table:table-cell office:value-type="string">
                <text:p>holiday</text:p>
              </table:table-cell>
              <table:table-cell office:value-type="float" office:value="0.229931265518848">
                <text:p>0.229931265518848</text:p>
              </table:table-cell>
              <table:table-cell office:value-type="float" office:value="0.14619688563512">
                <text:p>0.14619688563512</text:p>
              </table:table-cell>
              <table:table-cell office:value-type="float" office:value="0.131433472787425">
                <text:p>0.131433472787425</text:p>
              </table:table-cell>
              <table:table-cell office:value-type="float" office:value="0.250451436537359">
                <text:p>0.250451436537359</text:p>
              </table:table-cell>
              <table:table-cell office:value-type="float" office:value="0.241986939521247">
                <text:p>0.241986939521247</text:p>
              </table:table-cell>
            </table:table-row>
            <table:table-row>
              <table:table-cell office:value-type="string">
                <text:p>weekday</text:p>
              </table:table-cell>
              <table:table-cell office:value-type="float" office:value="0.191178685832898">
                <text:p>0.191178685832898</text:p>
              </table:table-cell>
              <table:table-cell office:value-type="float" office:value="0.224968203737245">
                <text:p>0.224968203737245</text:p>
              </table:table-cell>
              <table:table-cell office:value-type="float" office:value="0.126103372829476">
                <text:p>0.126103372829476</text:p>
              </table:table-cell>
              <table:table-cell office:value-type="float" office:value="0.237130795885166">
                <text:p>0.237130795885166</text:p>
              </table:table-cell>
              <table:table-cell office:value-type="float" office:value="0.220618941715215">
                <text:p>0.2206189417152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729cm" svg:y="0.315cm" chart:style-name="ch2">
          <text:p>要素ごとの日のタイプへの貢献度</text:p>
        </chart:title>
        <chart:legend chart:legend-position="end" svg:x="13.896cm" svg:y="3.703cm" style:legend-expansion="high" chart:style-name="ch3"/>
        <chart:plot-area chart:style-name="ch4" table:cell-range-address="'delog__dayFactors.f05'.A1:'delog__dayFactors.f05'.F4" chart:data-source-has-labels="both" svg:x="1.279cm" svg:y="1.222cm" svg:width="12.297cm" svg:height="6.669cm">
          <chartooo:coordinate-region svg:x="2.191cm" svg:y="1.422cm" svg:width="11.385cm" svg:height="5.822cm"/>
          <chart:axis chart:dimension="x" chart:name="primary-x" chart:style-name="ch5" chartooo:axis-type="auto">
            <chartooo:date-scale/>
            <chart:title svg:x="7.052cm" svg:y="8.071cm" chart:style-name="ch6">
              <text:p>要素</text:p>
            </chart:title>
            <chart:categories table:cell-range-address="'delog__dayFactors.f05'.B1:'delog__dayFactors.f05'.F1"/>
          </chart:axis>
          <chart:axis chart:dimension="y" chart:name="primary-y" chart:style-name="ch7">
            <chart:title svg:x="0.451cm" svg:y="5.09cm" chart:style-name="ch8">
              <text:p>貢献度</text:p>
            </chart:title>
            <chart:grid chart:style-name="ch9" chart:class="major"/>
          </chart:axis>
          <chart:series chart:style-name="ch10" chart:values-cell-range-address="'delog__dayFactors.f05'.B2:'delog__dayFactors.f05'.F2" chart:label-cell-address="'delog__dayFactors.f05'.A2:'delog__dayFactors.f05'.A2" chart:class="chart:bar">
            <chart:data-point chart:repeated="5"/>
          </chart:series>
          <chart:series chart:style-name="ch11" chart:values-cell-range-address="'delog__dayFactors.f05'.B3:'delog__dayFactors.f05'.F3" chart:label-cell-address="'delog__dayFactors.f05'.A3:'delog__dayFactors.f05'.A3" chart:class="chart:bar">
            <chart:data-point chart:repeated="5"/>
          </chart:series>
          <chart:series chart:style-name="ch12" chart:values-cell-range-address="'delog__dayFactors.f05'.B4:'delog__dayFactors.f05'.F4" chart:label-cell-address="'delog__dayFactors.f05'.A4:'delog__dayFactors.f05'.A4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ctor_0</text:p>
                <draw:g>
                  <svg:desc>'delog__dayFactors.f05'.B1:'delog__dayFactors.f05'.F1</svg:desc>
                </draw:g>
              </table:table-cell>
              <table:table-cell office:value-type="string">
                <text:p>factor_1</text:p>
              </table:table-cell>
              <table:table-cell office:value-type="string">
                <text:p>factor_2</text:p>
              </table:table-cell>
              <table:table-cell office:value-type="string">
                <text:p>factor_3</text:p>
              </table:table-cell>
              <table:table-cell office:value-type="string">
                <text:p>factor_4</text:p>
              </table:table-cell>
            </table:table-row>
          </table:table-header-rows>
          <table:table-rows>
            <table:table-row>
              <table:table-cell office:value-type="string">
                <text:p>whole</text:p>
                <draw:g>
                  <svg:desc>'delog__dayFactors.f05'.A2:'delog__dayFactors.f05'.A2</svg:desc>
                </draw:g>
              </table:table-cell>
              <table:table-cell office:value-type="float" office:value="0.205918037573368">
                <text:p>0.205918037573368</text:p>
                <draw:g>
                  <svg:desc>'delog__dayFactors.f05'.B2:'delog__dayFactors.f05'.F2</svg:desc>
                </draw:g>
              </table:table-cell>
              <table:table-cell office:value-type="float" office:value="0.196197563268222">
                <text:p>0.196197563268222</text:p>
              </table:table-cell>
              <table:table-cell office:value-type="float" office:value="0.127839620400891">
                <text:p>0.127839620400891</text:p>
              </table:table-cell>
              <table:table-cell office:value-type="float" office:value="0.242554934021283">
                <text:p>0.242554934021283</text:p>
              </table:table-cell>
              <table:table-cell office:value-type="float" office:value="0.227489844736237">
                <text:p>0.227489844736237</text:p>
              </table:table-cell>
            </table:table-row>
            <table:table-row>
              <table:table-cell office:value-type="string">
                <text:p>holiday</text:p>
                <draw:g>
                  <svg:desc>'delog__dayFactors.f05'.A3:'delog__dayFactors.f05'.A3</svg:desc>
                </draw:g>
              </table:table-cell>
              <table:table-cell office:value-type="float" office:value="0.229931265518848">
                <text:p>0.229931265518848</text:p>
                <draw:g>
                  <svg:desc>'delog__dayFactors.f05'.B3:'delog__dayFactors.f05'.F3</svg:desc>
                </draw:g>
              </table:table-cell>
              <table:table-cell office:value-type="float" office:value="0.14619688563512">
                <text:p>0.14619688563512</text:p>
              </table:table-cell>
              <table:table-cell office:value-type="float" office:value="0.131433472787425">
                <text:p>0.131433472787425</text:p>
              </table:table-cell>
              <table:table-cell office:value-type="float" office:value="0.250451436537359">
                <text:p>0.250451436537359</text:p>
              </table:table-cell>
              <table:table-cell office:value-type="float" office:value="0.241986939521247">
                <text:p>0.241986939521247</text:p>
              </table:table-cell>
            </table:table-row>
            <table:table-row>
              <table:table-cell office:value-type="string">
                <text:p>weekday</text:p>
                <draw:g>
                  <svg:desc>'delog__dayFactors.f05'.A4:'delog__dayFactors.f05'.A4</svg:desc>
                </draw:g>
              </table:table-cell>
              <table:table-cell office:value-type="float" office:value="0.191178685832898">
                <text:p>0.191178685832898</text:p>
                <draw:g>
                  <svg:desc>'delog__dayFactors.f05'.B4:'delog__dayFactors.f05'.F4</svg:desc>
                </draw:g>
              </table:table-cell>
              <table:table-cell office:value-type="float" office:value="0.224968203737245">
                <text:p>0.224968203737245</text:p>
              </table:table-cell>
              <table:table-cell office:value-type="float" office:value="0.126103372829476">
                <text:p>0.126103372829476</text:p>
              </table:table-cell>
              <table:table-cell office:value-type="float" office:value="0.237130795885166">
                <text:p>0.237130795885166</text:p>
              </table:table-cell>
              <table:table-cell office:value-type="float" office:value="0.220618941715215">
                <text:p>0.2206189417152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